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Groty_20_strzałek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outline1">
      <style:graphic-properties fo:min-height="4.357cm"/>
      <style:paragraph-properties style:writing-mode="lr-tb"/>
    </style:style>
    <style:style style:name="pr9" style:family="presentation" style:parent-style-name="Standard-outline1" style:list-style-name="L2">
      <style:graphic-properties fo:min-height="9.135cm"/>
      <style:paragraph-properties style:writing-mode="lr-tb"/>
    </style:style>
    <style:style style:name="pr10" style:family="presentation" style:parent-style-name="Standard-outline1" style:list-style-name="L2">
      <style:graphic-properties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indent="0cm" style:writing-mode="lr-tb"/>
      <style:text-properties fo:font-size="13pt" style:font-size-asian="13pt" style:font-size-complex="13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paragraph-properties fo:text-align="center"/>
      <style:text-properties fo:font-size="9pt"/>
    </style:style>
    <style:style style:name="P8" style:family="paragraph">
      <style:paragraph-properties fo:text-align="end"/>
      <style:text-properties fo:font-size="9pt"/>
    </style:style>
    <style:style style:name="P9" style:family="paragraph">
      <style:paragraph-properties fo:text-align="start"/>
      <style:text-properties fo:font-size="9pt"/>
    </style:style>
    <style:style style:name="P10" style:family="paragraph">
      <loext:graphic-properties draw:fill="none" draw:fill-color="#ffffff"/>
      <style:paragraph-properties fo:text-align="end"/>
      <style:text-properties fo:color="#000000" loext:opacity="100%" fo:font-size="9pt" fo:background-color="#ffff00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style:text-properties fo:color="#666666" loext:opacity="100%"/>
    </style:style>
    <style:style style:name="P14" style:family="paragraph">
      <loext:graphic-properties draw:fill="non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text-properties fo:color="#000000" loext:opacity="100%" fo:font-size="10pt" style:font-size-asian="10pt" style:font-size-complex="10pt"/>
    </style:style>
    <style:style style:name="P18" style:family="paragraph">
      <style:paragraph-properties fo:margin-left="0cm" fo:margin-right="0cm" fo:margin-top="0.374cm" fo:margin-bottom="0cm" fo:text-indent="0cm"/>
    </style:style>
    <style:style style:name="P19" style:family="paragraph">
      <style:paragraph-properties style:writing-mode="lr-tb"/>
      <style:text-properties fo:font-size="12pt" style:font-size-asian="14pt" style:font-size-complex="14pt"/>
    </style:style>
    <style:style style:name="P20" style:family="paragraph">
      <style:paragraph-properties fo:margin-left="0cm" fo:margin-right="0cm" fo:margin-top="0.374cm" fo:margin-bottom="0cm" fo:text-align="start" fo:text-indent="0cm" style:writing-mode="lr-tb"/>
      <style:text-properties fo:color="#000000" loext:opacity="100%" fo:font-size="10pt" style:font-size-asian="10pt" style:font-size-complex="10pt"/>
    </style:style>
    <style:style style:name="P21" style:family="paragraph">
      <style:paragraph-properties fo:text-align="start"/>
      <style:text-properties fo:color="#000000" loext:opacity="100%" fo:font-size="10pt" style:font-size-asian="10pt" style:font-size-complex="10pt"/>
    </style:style>
    <style:style style:name="P22" style:family="paragraph">
      <style:paragraph-properties fo:margin-left="0cm" fo:margin-right="0cm" fo:margin-top="0.37cm" fo:margin-bottom="0cm" fo:text-indent="0cm" style:writing-mode="lr-tb"/>
      <style:text-properties fo:font-size="16pt" fo:font-weight="normal" style:font-size-asian="13pt" style:font-weight-asian="normal" style:font-size-complex="13pt" style:font-weight-complex="normal"/>
    </style:style>
    <style:style style:name="P23" style:family="paragraph">
      <style:paragraph-properties fo:margin-left="0cm" fo:margin-right="0cm" fo:text-indent="0cm" style:writing-mode="lr-tb"/>
      <style:text-properties fo:font-size="16pt" fo:font-weight="normal" style:font-size-asian="13pt" style:font-weight-asian="normal" style:font-size-complex="13pt" style:font-weight-complex="normal"/>
    </style:style>
    <style:style style:name="P24" style:family="paragraph">
      <style:text-properties fo:color="#808080" loext:opacity="100%"/>
    </style:style>
    <style:style style:name="P25" style:family="paragraph">
      <style:paragraph-properties fo:text-align="start"/>
      <style:text-properties fo:color="#808080" loext:opacity="100%"/>
    </style:style>
    <style:style style:name="P26" style:family="paragraph">
      <loext:graphic-properties draw:fill="none" draw:fill-color="#ffffff"/>
      <style:paragraph-properties fo:text-align="start"/>
      <style:text-properties fo:color="#808080" loext:opacity="100%"/>
    </style:style>
    <style:style style:name="P27" style:family="paragraph">
      <style:paragraph-properties fo:text-align="center" style:writing-mode="lr-tb"/>
      <style:text-properties fo:font-size="16pt" fo:font-weight="normal" style:font-size-asian="16pt" style:font-weight-asian="bold" style:font-size-complex="16pt" style:font-weight-complex="bold"/>
    </style:style>
    <style:style style:name="P28" style:family="paragraph">
      <style:paragraph-properties fo:text-align="justify" style:writing-mode="lr-tb"/>
      <style:text-properties fo:font-size="16pt" fo:font-weight="normal" style:font-size-asian="16pt" style:font-weight-asian="bold" style:font-size-complex="16pt" style:font-weight-complex="bold"/>
    </style:style>
    <style:style style:name="P29" style:family="paragraph">
      <style:paragraph-properties fo:margin-left="0cm" fo:margin-right="0cm" fo:margin-top="0.374cm" fo:margin-bottom="0cm" fo:text-align="start" fo:text-indent="0cm" style:writing-mode="lr-tb"/>
      <style:text-properties fo:color="#808080" loext:opacity="100%" fo:font-size="16pt" style:font-size-asian="16pt" style:font-size-complex="16pt"/>
    </style:style>
    <style:style style:name="P30" style:family="paragraph">
      <style:paragraph-properties fo:margin-left="0cm" fo:margin-right="0cm" fo:text-indent="0cm" style:writing-mode="lr-tb"/>
      <style:text-properties fo:font-size="16pt" style:font-size-asian="13pt" style:font-size-complex="13pt"/>
    </style:style>
    <style:style style:name="P31" style:family="paragraph">
      <style:paragraph-properties style:writing-mode="lr-tb"/>
      <style:text-properties fo:font-size="16pt"/>
    </style:style>
    <style:style style:name="P32" style:family="paragraph">
      <style:text-properties fo:font-size="10pt" style:font-size-asian="10pt" style:font-size-complex="10pt"/>
    </style:style>
    <style:style style:name="P33" style:family="paragraph">
      <style:text-properties fo:font-size="54pt"/>
    </style:style>
    <style:style style:name="P34" style:family="paragraph">
      <style:paragraph-properties fo:text-align="start" style:writing-mode="lr-tb"/>
      <style:text-properties fo:font-size="54pt"/>
    </style:style>
    <style:style style:name="P35" style:family="paragraph">
      <loext:graphic-properties draw:fill-color="#ffffff"/>
    </style:style>
    <style:style style:name="T1" style:family="text">
      <style:text-properties fo:color="#999999" loext:opacity="100%" fo:font-size="24pt" fo:font-style="italic" style:font-size-asian="24pt" style:font-style-asian="italic" style:font-size-complex="24pt" style:font-style-complex="italic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color="#808080" loext:opacity="100%" fo:font-style="italic" style:font-style-asian="italic" style:font-style-complex="italic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fo:font-style="italic" style:font-style-asian="italic" style:font-style-complex="italic"/>
    </style:style>
    <style:style style:name="T6" style:family="text">
      <style:text-properties fo:color="#666666" loext:opacity="100%" fo:font-style="italic" style:font-style-asian="italic" style:font-style-complex="italic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666666" loext:opacity="100%" fo:font-size="13pt" style:font-size-asian="13pt" style:font-size-complex="13pt"/>
    </style:style>
    <style:style style:name="T10" style:family="text">
      <style:text-properties fo:color="#ffd428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666666" loext:opacity="100%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666666" loext:opacity="100%" fo:font-size="16pt" fo:font-style="italic" style:font-size-asian="16pt" style:font-style-asian="italic" style:font-size-complex="16pt" style:font-style-complex="itali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666666" loext:opacity="100%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color="#ff3838" loext:opacity="100%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0000" loext:opacity="100%" fo:font-size="10pt" fo:font-style="italic" style:font-size-asian="10pt" style:font-style-asian="italic" style:font-size-complex="10pt" style:font-style-complex="italic"/>
    </style:style>
    <style:style style:name="T20" style:family="text">
      <style:text-properties fo:color="#666666" loext:opacity="100%"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333333" loext:opacity="100%"/>
    </style:style>
    <style:style style:name="T24" style:family="text">
      <style:text-properties fo:color="#666666" loext:opacity="100%" fo:font-size="12pt" fo:font-style="italic" style:font-size-asian="12pt" style:font-style-asian="italic" style:font-size-complex="12pt" style:font-style-complex="italic"/>
    </style:style>
    <style:style style:name="T25" style:family="text">
      <style:text-properties fo:color="#666666" loext:opacity="100%" fo:font-size="12pt" style:font-size-asian="12pt" style:font-size-complex="12pt"/>
    </style:style>
    <style:style style:name="T26" style:family="text">
      <style:text-properties fo:color="#000000" loext:opacity="100%" fo:font-style="normal" style:font-style-asian="normal" style:font-style-complex="normal"/>
    </style:style>
    <style:style style:name="T27" style:family="text">
      <style:text-properties style:font-size-asian="14pt" style:font-size-complex="14pt"/>
    </style:style>
    <style:style style:name="T28" style:family="text">
      <style:text-properties fo:color="#666666" loext:opacity="100%" fo:font-style="italic" style:font-size-asian="14pt" style:font-style-asian="italic" style:font-size-complex="14pt" style:font-style-complex="italic"/>
    </style:style>
    <style:style style:name="T29" style:family="text">
      <style:text-properties fo:color="#ffd7d7" loext:opacity="100%" style:font-size-asian="14pt" style:font-size-complex="14pt"/>
    </style:style>
    <style:style style:name="T30" style:family="text">
      <style:text-properties fo:color="#ff3838" loext:opacity="100%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000000" loext:opacity="100%" fo:font-size="12pt" fo:font-style="normal" style:font-size-asian="14pt" style:font-style-asian="normal" style:font-size-complex="14pt" style:font-style-complex="normal"/>
    </style:style>
    <style:style style:name="T32" style:family="text">
      <style:text-properties fo:color="#ff3838" loext:opacity="100%" fo:font-weight="bold" style:font-weight-asian="bold" style:font-weight-complex="bold"/>
    </style:style>
    <style:style style:name="T33" style:family="text">
      <style:text-properties fo:font-weight="normal" style:font-size-asian="13pt" style:font-weight-asian="normal" style:font-size-complex="13pt" style:font-weight-complex="normal"/>
    </style:style>
    <style:style style:name="T34" style:family="text">
      <style:text-properties fo:color="#666666" loext:opacity="100%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5" style:family="text">
      <style:text-properties fo:color="#ff6d6d" loext:opacity="100%" fo:font-weight="bold" style:font-size-asian="13pt" style:font-weight-asian="bold" style:font-size-complex="13pt" style:font-weight-complex="bold"/>
    </style:style>
    <style:style style:name="T36" style:family="text">
      <style:text-properties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37" style:family="text">
      <style:text-properties fo:color="#808080" loext:opacity="100%"/>
    </style:style>
    <style:style style:name="T38" style:family="text">
      <style:text-properties fo:color="#666666" loext:opacity="100%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6pt" style:font-size-asian="16pt" style:font-weight-asian="bold" style:font-size-complex="16pt" style:font-weight-complex="bold"/>
    </style:style>
    <style:style style:name="T40" style:family="text">
      <style:text-properties fo:color="#666666" loext:opacity="100%" fo:font-size="16pt" fo:font-style="italic" style:font-size-asian="16pt" style:font-style-asian="italic" style:font-weight-asian="bold" style:font-size-complex="16pt" style:font-style-complex="italic" style:font-weight-complex="bold"/>
    </style:style>
    <style:style style:name="T41" style:family="text">
      <style:text-properties fo:color="#ff3838" loext:opacity="100%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808080" loext:opacity="100%" fo:font-size="16pt" fo:font-style="normal" style:font-size-asian="16pt" style:font-style-asian="normal" style:font-size-complex="16pt" style:font-style-complex="normal"/>
    </style:style>
    <style:style style:name="T43" style:family="text">
      <style:text-properties fo:font-weight="bold" style:font-size-asian="13pt" style:font-weight-asian="bold" style:font-size-complex="13pt" style:font-weight-complex="bold"/>
    </style:style>
    <style:style style:name="T44" style:family="text">
      <style:text-properties style:font-size-asian="13pt" style:font-size-complex="13pt"/>
    </style:style>
    <style:style style:name="T45" style:family="text">
      <style:text-properties fo:color="#666666" loext:opacity="100%" style:font-size-asian="13pt" style:font-size-complex="13pt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4cm" presentation:class="title" presentation:user-transformed="true">
          <draw:text-box>
            <text:p>Prezentacja - Map i Set</text:p>
          </draw:text-box>
        </draw:frame>
        <draw:frame presentation:style-name="pr2" draw:text-style-name="P3" draw:layer="layout" svg:width="25.199cm" svg:height="7.65cm" svg:x="1.4cm" svg:y="5cm" presentation:class="subtitle" presentation:user-transformed="true">
          <draw:text-box>
            <text:p text:style-name="P2"><text:span text:style-name="T1">Maurycy Kiepura</text:span></text:p>
            <text:p text:style-name="P2"><text:span text:style-name="T1"/></text:p>
            <text:p text:style-name="P2"><text:span text:style-name="T2">Map i Set to dwie struktury danych, które są czymś pomiędzy tablicami i klasycznymi obiektami. ~ kursjs.p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4" draw:text-style-name="P1" draw:layer="layout" svg:width="25.199cm" svg:height="2.63cm" svg:x="1.4cm" svg:y="0.627cm" presentation:class="title">
          <draw:text-box>
            <text:p text:style-name="P1">Map() - ogóle spojrzenie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header>
                <text:p text:style-name="P1">Mapy są strukturą przypominającą <text:span text:style-name="T3">obiekty i tabele</text:span> jednak w mapach kluczem może być <text:span text:style-name="T3">dowolny typ danych</text:span>. Służą one do tworzenia kluczy parami jak np. <text:span text:style-name="T4">Kolor1 i </text:span><text:span text:style-name="T5">red</text:span> – tworzy to klucz <text:span text:style-name="T4">Kolor1</text:span> z wartością <text:span text:style-name="T5">red</text:span></text:p>
              </text:list-header>
            </text:list>
          </draw:text-box>
        </draw:frame>
        <draw:frame presentation:style-name="pr6" draw:layer="layout" svg:width="10.687cm" svg:height="9.134cm" svg:x="14.313cm" svg:y="3.685cm" presentation:class="outline" presentation:user-transformed="true">
          <draw:text-box>
            <text:list text:style-name="L2">
              <text:list-header>
                <text:p>Aby stworzyć mapę możemy skorzystać z jednej z 2 konstrukcji:</text:p>
                <text:p/>
                <text:p><text:span text:style-name="T6">const map = new Map();</text:span></text:p>
                <text:p><text:span text:style-name="T6">map.set("kolor1", "red");</text:span></text:p>
                <text:p><text:span text:style-name="T6">map.set("kolor2", "blue");</text:span></text:p>
                <text:p><text:span text:style-name="T6"/></text:p>
                <text:p><text:span text:style-name="T6">//lub</text:span></text:p>
                <text:p><text:span text:style-name="T6"/></text:p>
                <text:p><text:span text:style-name="T6">const map = new Map([</text:span></text:p>
                <text:p><text:span text:style-name="T6"><text:s text:c="4"/></text:span><text:span text:style-name="T6">["kolor1", "red"],</text:span></text:p>
                <text:p><text:span text:style-name="T6"><text:s text:c="4"/></text:span><text:span text:style-name="T6">["kolor2", "blue"],</text:span></text:p>
                <text:p><text:span text:style-name="T6">])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4" draw:text-style-name="P1" draw:layer="layout" svg:width="25.199cm" svg:height="2.63cm" svg:x="1.4cm" svg:y="0.627cm" presentation:class="title">
          <draw:text-box>
            <text:p text:style-name="P1">Map() - metody</text:p>
          </draw:text-box>
        </draw:frame>
        <draw:frame presentation:style-name="pr6" draw:text-style-name="P6" draw:layer="layout" svg:width="17cm" svg:height="9.315cm" svg:x="1.5cm" svg:y="3.185cm" presentation:class="outline" presentation:user-transformed="true">
          <draw:text-box>
            <text:list text:style-name="L2">
              <text:list-header>
                <text:p text:style-name="P5"><text:span text:style-name="T7">Mapy dają nam dostęp do nast. Metod:</text:span></text:p>
              </text:list-header>
            </text:list>
            <text:list text:style-name="L3">
              <text:list-item>
                <text:p text:style-name="P5"><text:span text:style-name="T8">set(key, value) - </text:span><text:span text:style-name="T9">Ustawia nowy klucz z daną wartością</text:span></text:p>
              </text:list-item>
              <text:list-item>
                <text:p text:style-name="P5"><text:span text:style-name="T8">get(key) - </text:span><text:span text:style-name="T9">Zwraca wartość danego klucza</text:span></text:p>
              </text:list-item>
              <text:list-item>
                <text:p text:style-name="P5"><text:span text:style-name="T8">has(key) - </text:span><text:span text:style-name="T9">Sprawdza czy mapa ma dany klucz</text:span></text:p>
              </text:list-item>
              <text:list-item>
                <text:p text:style-name="P5"><text:span text:style-name="T8">delete(key) - </text:span><text:span text:style-name="T9">Usuwa dany klucz i zwraca true/false jeżeli operacja się udała</text:span></text:p>
              </text:list-item>
              <text:list-item>
                <text:p text:style-name="P5"><text:span text:style-name="T8">Clear() - </text:span><text:span text:style-name="T9">Usuwa wszystkie elementy z mapy</text:span></text:p>
              </text:list-item>
              <text:list-item>
                <text:p text:style-name="P5"><text:span text:style-name="T8">Entries() - </text:span><text:span text:style-name="T9">Zwraca iterator zawierający tablicę par [klucz-wartość]</text:span></text:p>
              </text:list-item>
              <text:list-item>
                <text:p text:style-name="P5"><text:span text:style-name="T8">Keys() - </text:span><text:span text:style-name="T9">Zwraca iterator zawierający listę kluczy z danej mapy</text:span><text:span text:style-name="T8"><text:tab/></text:span></text:p>
              </text:list-item>
              <text:list-item>
                <text:p text:style-name="P5"><text:span text:style-name="T8">Values() - </text:span><text:span text:style-name="T9">Zwraca iterator zawierający listę wartości z danej mapy</text:span></text:p>
              </text:list-item>
              <text:list-item>
                <text:p text:style-name="P5"><text:span text:style-name="T8">ForEach - </text:span><text:span text:style-name="T9">robi pętlę po elementach mapy</text:span></text:p>
              </text:list-item>
              <text:list-item>
                <text:p text:style-name="P5"><text:span text:style-name="T8">prototype[@@iterator]() - </text:span><text:span text:style-name="T9">Zwraca iterator zawierający tablicę par [klucz-wartość]</text:span></text:p>
              </text:list-item>
            </text:list>
          </draw:text-box>
        </draw:frame>
        <draw:frame draw:style-name="gr2" draw:text-style-name="P10" draw:layer="layout" svg:width="8.5cm" svg:height="4cm" svg:x="19cm" svg:y="5.5cm">
          <draw:text-box>
            <text:p text:style-name="P7"><text:span text:style-name="T10">Ciekawostka</text:span></text:p>
            <text:p text:style-name="P8"><text:span text:style-name="T11">Aby pobrać długość mapy, użyjemy właściwości size:</text:span></text:p>
            <text:p text:style-name="P9"><text:span text:style-name="T11"/></text:p>
            <text:p text:style-name="P9"><text:span text:style-name="T12"><text:tab/></text:span><text:span text:style-name="T12">const map = new Map();</text:span></text:p>
            <text:p text:style-name="P9"><text:span text:style-name="T12"/></text:p>
            <text:p text:style-name="P9"><text:span text:style-name="T12"><text:tab/></text:span><text:span text:style-name="T12">map.set("kolor1", "red");</text:span></text:p>
            <text:p text:style-name="P9"><text:span text:style-name="T12"><text:tab/></text:span><text:span text:style-name="T12">map.set("kolor2", "blue");</text:span></text:p>
            <text:p text:style-name="P9"><text:span text:style-name="T12"/></text:p>
            <text:p text:style-name="P9"><text:span text:style-name="T12"><text:tab/></text:span><text:span text:style-name="T12">console.log(map.size); //2</text:span></text:p>
            <text:p text:style-name="P9"><text:span text:style-name="T12"><text:tab/></text:span><text:span text:style-name="T12">console.log(map.length); //undefined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2">
        <draw:frame presentation:style-name="pr4" draw:text-style-name="P1" draw:layer="layout" svg:width="25.199cm" svg:height="2.63cm" svg:x="1.4cm" svg:y="0.627cm" presentation:class="title">
          <draw:text-box>
            <text:p text:style-name="P1">Map() - Klucze w mapie</text:p>
          </draw:text-box>
        </draw:frame>
        <draw:frame presentation:style-name="pr6" draw:text-style-name="P11" draw:layer="layout" svg:width="12.297cm" svg:height="6.5cm" svg:x="1cm" svg:y="5cm" presentation:class="outline" presentation:user-transformed="true">
          <draw:text-box>
            <text:list text:style-name="L2">
              <text:list-header>
                <text:p text:style-name="P11">Mapy</text:p>
                <text:p text:style-name="P12"><text:span text:style-name="T13">w przeciwieństwie do obiektów mogą mieć klucze </text:span><text:span text:style-name="T14">dowolnego typu</text:span><text:span text:style-name="T13">,</text:span></text:p>
                <text:p text:style-name="P12"><text:span text:style-name="T13"/></text:p>
                <text:p text:style-name="P12"><text:span text:style-name="T13">gdzie w przypadku obiektów (w tym tablic) są one </text:span><text:span text:style-name="T14">konwertowane na tekst</text:span></text:p>
              </text:list-header>
            </text:list>
          </draw:text-box>
        </draw:frame>
        <draw:frame presentation:style-name="pr8" draw:text-style-name="P13" draw:layer="layout" svg:width="12.297cm" svg:height="4.356cm" svg:x="14.313cm" svg:y="3.257cm" presentation:class="outline" presentation:user-transformed="true">
          <draw:text-box>
            <text:list text:style-name="L2">
              <text:list-header>
                <text:p text:style-name="P13"><text:span text:style-name="T12">const map = new Map();</text:span></text:p>
                <text:p text:style-name="P13"><text:span text:style-name="T12"/></text:p>
                <text:p text:style-name="P13"><text:span text:style-name="T12">map.set("1", "Kot");</text:span></text:p>
                <text:p text:style-name="P13"><text:span text:style-name="T12">map.set(1, "Pies");</text:span></text:p>
                <text:p text:style-name="P13"><text:span text:style-name="T12"/></text:p>
                <text:p text:style-name="P13"><text:span text:style-name="T12">console.log(map); //{"1" =&gt; "Kot", 1 =&gt; "Pies"}</text:span></text:p>
              </text:list-header>
            </text:list>
          </draw:text-box>
        </draw:frame>
        <draw:frame presentation:style-name="pr8" draw:text-style-name="P13" draw:layer="layout" svg:width="12.297cm" svg:height="4.356cm" svg:x="14.334cm" svg:y="8.914cm" presentation:class="outline" presentation:user-transformed="true">
          <draw:text-box>
            <text:list text:style-name="L2">
              <text:list-header>
                <text:p text:style-name="P13"><text:span text:style-name="T12">const ob = {}</text:span></text:p>
                <text:p text:style-name="P13"><text:span text:style-name="T12"/></text:p>
                <text:p text:style-name="P13"><text:span text:style-name="T12">ob["1"] = "Kot";</text:span></text:p>
                <text:p text:style-name="P13"><text:span text:style-name="T12">ob[1] = "Pies";</text:span></text:p>
                <text:p text:style-name="P13"><text:span text:style-name="T12"/></text:p>
                <text:p text:style-name="P13"><text:span text:style-name="T12">console.log(ob); //{"1" : "Pies"}</text:span></text:p>
              </text:list-header>
            </text:list>
          </draw:text-box>
        </draw:frame>
        <draw:line draw:style-name="gr3" draw:text-style-name="P14" draw:layer="layout" svg:x1="14.5cm" svg:y1="8.5cm" svg:x2="27cm" svg:y2="8.5cm">
          <text:p/>
        </draw:line>
        <draw:line draw:style-name="gr3" draw:text-style-name="P14" draw:layer="layout" svg:x1="14.5cm" svg:y1="3cm" svg:x2="14.5cm" svg:y2="14.5cm">
          <text:p/>
        </draw:lin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5">
        <draw:frame presentation:style-name="pr4" draw:text-style-name="P1" draw:layer="layout" svg:width="25.199cm" svg:height="2.63cm" svg:x="1.4cm" svg:y="0.627cm" presentation:class="title">
          <draw:text-box>
            <text:p text:style-name="P1">Map() - Pętla po mapie</text:p>
          </draw:text-box>
        </draw:frame>
        <draw:frame presentation:style-name="pr6" draw:text-style-name="P15" draw:layer="layout" svg:width="12.297cm" svg:height="4.356cm" svg:x="1.4cm" svg:y="3.685cm" presentation:class="outline">
          <draw:text-box>
            <text:list text:style-name="L2">
              <text:list-header>
                <text:p text:style-name="P15"><text:span text:style-name="T15">Jeżeli będziemy chcieli iterować po mapie, możemy wykorzystać pętlę for of i poniższe funkcje zwracające iteratory:</text:span></text:p>
              </text:list-header>
              <text:list-item>
                <text:p text:style-name="P15"><text:span text:style-name="T16">Entries() - Zwraca tablicę par klucz-wartość</text:span></text:p>
              </text:list-item>
              <text:list-item>
                <text:p text:style-name="P15"><text:span text:style-name="T16">Keys() - Zwraca tablicę kluczy</text:span></text:p>
              </text:list-item>
              <text:list-item>
                <text:p text:style-name="P15"><text:span text:style-name="T16">Values() - Zwraca tablicę wartości</text:span></text:p>
                <text:p text:style-name="P15"><text:span text:style-name="T16"/></text:p>
              </text:list-item>
            </text:list>
          </draw:text-box>
        </draw:frame>
        <draw:frame presentation:style-name="pr6" draw:text-style-name="P13" draw:layer="layout" svg:width="12.297cm" svg:height="9.134cm" svg:x="14.313cm" svg:y="3.685cm" presentation:class="outline">
          <draw:text-box>
            <text:list text:style-name="L2">
              <text:list-header>
                <text:p text:style-name="P13"><text:span text:style-name="T12">const map = new Map([</text:span></text:p>
                <text:p text:style-name="P13"><text:span text:style-name="T12"><text:s text:c="4"/></text:span><text:span text:style-name="T12">["kolor1", "red"],</text:span></text:p>
                <text:p text:style-name="P13"><text:span text:style-name="T12"><text:s text:c="4"/></text:span><text:span text:style-name="T12">["kolor2", "blue"],</text:span></text:p>
                <text:p text:style-name="P13"><text:span text:style-name="T12"><text:s text:c="4"/></text:span><text:span text:style-name="T12">["kolor3", "yellow"]</text:span></text:p>
                <text:p text:style-name="P13"><text:span text:style-name="T12">]);</text:span></text:p>
                <text:p text:style-name="P13"><text:span text:style-name="T12"/></text:p>
                <text:p text:style-name="P13"><text:span text:style-name="T12">for (const key of map.keys()) {</text:span></text:p>
                <text:p text:style-name="P13"><text:span text:style-name="T12"><text:s text:c="4"/></text:span><text:span text:style-name="T12">//kolor1, kolor2, kolor3</text:span></text:p>
                <text:p text:style-name="P13"><text:span text:style-name="T12">}</text:span></text:p>
                <text:p text:style-name="P13"><text:span text:style-name="T12"/></text:p>
                <text:p text:style-name="P13"><text:span text:style-name="T12">for (const key of map.values()) {</text:span></text:p>
                <text:p text:style-name="P13"><text:span text:style-name="T12"><text:s text:c="4"/></text:span><text:span text:style-name="T12">//red, blue, yellow</text:span></text:p>
                <text:p text:style-name="P13"><text:span text:style-name="T12">}</text:span></text:p>
                <text:p text:style-name="P13"><text:span text:style-name="T12"/></text:p>
                <text:p text:style-name="P13"><text:span text:style-name="T12">for (const entry of map.entries()) {</text:span></text:p>
                <text:p text:style-name="P13"><text:span text:style-name="T12"><text:s text:c="4"/></text:span><text:span text:style-name="T12">//["kolo1", "red"]...</text:span></text:p>
                <text:p text:style-name="P13"><text:span text:style-name="T12">}</text:span></text:p>
                <text:p text:style-name="P13"><text:span text:style-name="T12"/></text:p>
                <text:p text:style-name="P13"><text:span text:style-name="T12">for (const [key, value] of map.entries()) {</text:span></text:p>
                <text:p text:style-name="P13"><text:span text:style-name="T12"><text:s text:c="4"/></text:span><text:span text:style-name="T12">//key : "kolo1", value : "red"...</text:span></text:p>
                <text:p text:style-name="P13"><text:span text:style-name="T12">}</text:span></text:p>
                <text:p text:style-name="P13"><text:span text:style-name="T12"/></text:p>
                <text:p text:style-name="P13"><text:span text:style-name="T12">for (const entry of map) {</text:span></text:p>
                <text:p text:style-name="P13"><text:span text:style-name="T12"><text:s text:c="4"/></text:span><text:span text:style-name="T12">//["kolor1", "red"]...</text:span></text:p>
                <text:p text:style-name="P13"><text:span text:style-name="T12">}</text:span></text:p>
              </text:list-header>
            </text:list>
          </draw:text-box>
        </draw:frame>
        <draw:frame presentation:style-name="pr8" draw:layer="layout" svg:width="9.6cm" svg:height="5.771cm" svg:x="2.4cm" svg:y="8.041cm" presentation:class="outline" presentation:user-transformed="true">
          <draw:text-box>
            <text:list text:style-name="L2">
              <text:list-header>
                <text:p>Do iterowania możemy też wykorzystać wbudowaną w mapy funkcję <text:span text:style-name="T17">forEach:</text:span></text:p>
                <text:p/>
                <text:p><text:span text:style-name="T12">const map = new Map([</text:span></text:p>
                <text:p><text:span text:style-name="T12"><text:s text:c="4"/></text:span><text:span text:style-name="T12">["kolor1", "red"],</text:span></text:p>
                <text:p><text:span text:style-name="T12"><text:s text:c="4"/></text:span><text:span text:style-name="T12">["kolor2", "blue"],</text:span></text:p>
                <text:p><text:span text:style-name="T12"><text:s text:c="4"/></text:span><text:span text:style-name="T12">["kolor3", "yellow"]</text:span></text:p>
                <text:p><text:span text:style-name="T12">]);</text:span></text:p>
                <text:p><text:span text:style-name="T12"/></text:p>
                <text:p><text:span text:style-name="T12">map.forEach((value, key, map) =&gt; {</text:span></text:p>
                <text:p><text:span text:style-name="T12"><text:s text:c="4"/></text:span><text:span text:style-name="T12">console.log(`</text:span></text:p>
                <text:p><text:span text:style-name="T12"><text:s text:c="8"/></text:span><text:span text:style-name="T12">Wartość: ${value}</text:span></text:p>
                <text:p><text:span text:style-name="T12"><text:s text:c="8"/></text:span><text:span text:style-name="T12">Klucz: ${key}</text:span></text:p>
                <text:p><text:span text:style-name="T12"><text:s text:c="4"/></text:span><text:span text:style-name="T12">`);</text:span></text:p>
                <text:p><text:span text:style-name="T12">});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draw:frame presentation:style-name="pr4" draw:text-style-name="P1" draw:layer="layout" svg:width="25.199cm" svg:height="2.63cm" svg:x="1.4cm" svg:y="0.627cm" presentation:class="title">
          <draw:text-box>
            <text:p text:style-name="P1">Set() - ogóle spojrzenie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1">Obiekt Set jest kolekcją składającą się z <text:span text:style-name="T18">unikalnych wartości</text:span>, gdzie każda wartość może być zarówno typu <text:span text:style-name="T6">prostego</text:span> jak i <text:span text:style-name="T6">złożonego</text:span>. W przeciwieństwie do mapy jest to zbiór <text:span text:style-name="T6">pojedynczych</text:span> wartości.</text:p>
              </text:list-header>
            </text:list>
          </draw:text-box>
        </draw:frame>
        <draw:frame presentation:style-name="pr6" draw:text-style-name="P17" draw:layer="layout" svg:width="10.687cm" svg:height="9.134cm" svg:x="14.313cm" svg:y="3.685cm" presentation:class="outline" presentation:user-transformed="true">
          <draw:text-box>
            <text:list text:style-name="L2">
              <text:list-header>
                <text:p text:style-name="P17"><text:span text:style-name="T19">Żeby stworzyć Set możemy użyć jednej z 2 składni:</text:span></text:p>
                <text:p text:style-name="P17"><text:span text:style-name="T20">const set = new Set();</text:span></text:p>
                <text:p text:style-name="P17"><text:span text:style-name="T20">set.add(1);</text:span></text:p>
                <text:p text:style-name="P17"><text:span text:style-name="T20">set.add("text");</text:span></text:p>
                <text:p text:style-name="P17"><text:span text:style-name="T20">set.add({name: "kot"});</text:span></text:p>
                <text:p text:style-name="P17"><text:span text:style-name="T20">console.log(set); //{1, "text", {name : "kot"}}</text:span></text:p>
                <text:p text:style-name="P17"><text:span text:style-name="T20"/></text:p>
                <text:p text:style-name="P17"><text:span text:style-name="T20">//lub</text:span></text:p>
                <text:p text:style-name="P17"><text:span text:style-name="T20"/></text:p>
                <text:p text:style-name="P17"><text:span text:style-name="T20">//const set = new Set(elementIterowalny);</text:span></text:p>
                <text:p text:style-name="P17"><text:span text:style-name="T20">const set = new Set([1, 1, 2, 2, 3, 4]); //{1, 2, 3, 4}</text:span></text:p>
                <text:p text:style-name="P17"><text:span text:style-name="T20">const set = new Set("kajak"); //{"k", "a", "j"}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2">
        <draw:frame presentation:style-name="pr4" draw:text-style-name="P1" draw:layer="layout" svg:width="25.199cm" svg:height="2.63cm" svg:x="1.4cm" svg:y="0.627cm" presentation:class="title">
          <draw:text-box>
            <text:p text:style-name="P1">Set() - metody</text:p>
          </draw:text-box>
        </draw:frame>
        <draw:frame presentation:style-name="pr6" draw:text-style-name="P6" draw:layer="layout" svg:width="12.297cm" svg:height="9.134cm" svg:x="1.4cm" svg:y="3.685cm" presentation:class="outline">
          <draw:text-box>
            <text:list text:style-name="L2">
              <text:list-header>
                <text:p text:style-name="P5"><text:span text:style-name="T21">Obiekty Set mają podobne właściwości i metody co obiekty typu Map, z małymi różnicami:</text:span></text:p>
              </text:list-header>
            </text:list>
            <text:list text:style-name="L3">
              <text:list-item>
                <text:list>
                  <text:list-item>
                    <text:p text:style-name="P1"><text:span text:style-name="T8">add(value) - </text:span><text:span text:style-name="T9">Dodaje nową unikatową wartość. Zwraca Set</text:span></text:p>
                  </text:list-item>
                  <text:list-item>
                    <text:p text:style-name="P1"><text:span text:style-name="T8">Clear() - </text:span><text:span text:style-name="T9">Czyści całą mapę</text:span></text:p>
                  </text:list-item>
                  <text:list-item>
                    <text:p text:style-name="P1"><text:span text:style-name="T8">delete(key) - </text:span><text:span text:style-name="T9">Usuwa dany klucz i zwraca true/false jeżeli operacja się udała</text:span></text:p>
                  </text:list-item>
                  <text:list-item>
                    <text:p text:style-name="P1"><text:span text:style-name="T8">Entries() - </text:span><text:span text:style-name="T9">Zwraca iterator zawierający tablicę par [klucz-wartość]</text:span></text:p>
                  </text:list-item>
                  <text:list-item>
                    <text:p text:style-name="P1"><text:span text:style-name="T8">has(key) - </text:span><text:span text:style-name="T9">Sprawdza czy mapa ma dany klucz</text:span></text:p>
                  </text:list-item>
                  <text:list-item>
                    <text:p text:style-name="P1"><text:span text:style-name="T8">keys()</text:span><text:span text:style-name="T8"><text:tab/></text:span><text:span text:style-name="T8">Zwraca - </text:span><text:span text:style-name="T9">iterator zawierający listę kluczy z danej mapy</text:span></text:p>
                  </text:list-item>
                  <text:list-item>
                    <text:p text:style-name="P1"><text:span text:style-name="T8">Values() - </text:span><text:span text:style-name="T9">Zwraca iterator zawierający listę wartości z danej mapy</text:span></text:p>
                  </text:list-item>
                  <text:list-item>
                    <text:p text:style-name="P1"><text:span text:style-name="T8">ForEach - </text:span><text:span text:style-name="T9">robi pętlę po elementach mapy</text:span></text:p>
                  </text:list-item>
                  <text:list-item>
                    <text:p text:style-name="P1"><text:span text:style-name="T8">prototype[@@iterator]() - </text:span><text:span text:style-name="T9">Zwraca iterator zawierający tablicę par [klucz-wartość]</text:span></text:p>
                  </text:list-item>
                </text:list>
                <text:p text:style-name="P5"><text:span text:style-name="T8"/></text:p>
              </text:list-item>
            </text:list>
          </draw:text-box>
        </draw:frame>
        <draw:frame presentation:style-name="pr6" draw:layer="layout" svg:width="8cm" svg:height="6cm" svg:x="20cm" svg:y="6.5cm" presentation:class="outline" presentation:user-transformed="true">
          <draw:text-box>
            <text:list text:style-name="L2">
              <text:list-header>
                <text:p><text:span text:style-name="T22">W użytku:</text:span></text:p>
                <text:p><text:span text:style-name="T23">const mySet = new Set();</text:span></text:p>
                <text:p><text:span text:style-name="T12">mySet.add(1);</text:span></text:p>
                <text:p><text:span text:style-name="T12">mySet.add(5);</text:span></text:p>
                <text:p><text:span text:style-name="T12">mySet.add(5);</text:span></text:p>
                <text:p><text:span text:style-name="T12">mySet.add("text"); //Set { 1, 5, "text"}</text:span></text:p>
                <text:p><text:span text:style-name="T12"/></text:p>
                <text:p><text:span text:style-name="T12">mySet.has(5); // true</text:span></text:p>
                <text:p><text:span text:style-name="T12">mySet.delete(5); //Set {1, "text"}</text:span></text:p>
                <text:p><text:span text:style-name="T12">console.log(mySet.size); //2</text:span></text:p>
                <text:p/>
                <text:p><text:span text:style-name="T12"/></text:p>
              </text:list-header>
            </text:list>
          </draw:text-box>
        </draw:frame>
        <draw:frame presentation:style-name="pr8" draw:layer="layout" svg:width="12.187cm" svg:height="10.315cm" svg:x="14cm" svg:y="3.5cm" presentation:class="outline" presentation:user-transformed="true">
          <draw:text-box>
            <text:list text:style-name="L2">
              <text:list-header>
                <text:p text:style-name="P18">W przypadku Set() klucze i wartości są takie same, dlatego robiąc pętle nie ważne czy użyjemy powyższych values(), keys(), entries() czy po prostu zrobimy pętlę for of:</text:p>
                <text:p text:style-name="P18"/>
                <text:p text:style-name="P18"><text:span text:style-name="T12">const set = new Set([1, "kot", "pies", "świnka"]);</text:span></text:p>
                <text:p text:style-name="P18"><text:span text:style-name="T12"/></text:p>
                <text:p text:style-name="P18"><text:span text:style-name="T12">//wszystkie pętle zadziałają podobnie</text:span></text:p>
                <text:p text:style-name="P18"><text:span text:style-name="T12">for (const val of set.values()) {</text:span></text:p>
                <text:p text:style-name="P18"><text:span text:style-name="T12"><text:s text:c="4"/></text:span><text:span text:style-name="T12">console.log(val);</text:span></text:p>
                <text:p text:style-name="P18"><text:span text:style-name="T12">}</text:span></text:p>
                <text:p text:style-name="P18"><text:span text:style-name="T12"/></text:p>
                <text:p text:style-name="P18"><text:span text:style-name="T12">for (const key of set.keys()) {</text:span></text:p>
                <text:p text:style-name="P18"><text:span text:style-name="T12"><text:s text:c="4"/></text:span><text:span text:style-name="T12">console.log(key);</text:span></text:p>
                <text:p text:style-name="P18"><text:span text:style-name="T12">}</text:span></text:p>
                <text:p text:style-name="P18"><text:span text:style-name="T12"/></text:p>
                <text:p text:style-name="P18"><text:span text:style-name="T12">for (const [key, val] of set.entries()) {</text:span></text:p>
                <text:p text:style-name="P18"><text:span text:style-name="T12"><text:s text:c="4"/></text:span><text:span text:style-name="T12">console.log(key, val); //key === val</text:span></text:p>
                <text:p text:style-name="P18"><text:span text:style-name="T12">}</text:span></text:p>
                <text:p text:style-name="P18"><text:span text:style-name="T12"/></text:p>
                <text:p text:style-name="P18"><text:span text:style-name="T12">for (const el of set) {</text:span></text:p>
                <text:p text:style-name="P18"><text:span text:style-name="T12"><text:s text:c="4"/></text:span><text:span text:style-name="T12">console.log(el);</text:span></text:p>
                <text:p text:style-name="P18"><text:span text:style-name="T12">}</text:span></text:p>
              </text:list-header>
            </text:list>
          </draw:text-box>
        </draw:frame>
        <draw:line draw:style-name="gr3" draw:text-style-name="P14" draw:layer="layout" svg:x1="20cm" svg:y1="13.5cm" svg:x2="20cm" svg:y2="6cm">
          <text:p/>
        </draw:line>
        <draw:line draw:style-name="gr3" draw:text-style-name="P14" draw:layer="layout" svg:x1="26cm" svg:y1="6cm" svg:x2="20cm" svg:y2="6cm">
          <text:p/>
        </draw:lin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5">
        <draw:frame presentation:style-name="pr4" draw:text-style-name="P1" draw:layer="layout" svg:width="25.199cm" svg:height="2.63cm" svg:x="1.4cm" svg:y="0.627cm" presentation:class="title">
          <draw:text-box>
            <text:p text:style-name="P1">Set() - Set i Tablice</text:p>
          </draw:text-box>
        </draw:frame>
        <draw:frame presentation:style-name="pr6" draw:text-style-name="P15" draw:layer="layout" svg:width="10cm" svg:height="6.243cm" svg:x="2cm" svg:y="3.257cm" presentation:class="outline" presentation:user-transformed="true">
          <draw:text-box>
            <text:list text:style-name="L2">
              <text:list-header>
                <text:p text:style-name="P15"><text:span text:style-name="T16">Dzięki temu, że Set zawiera </text:span><text:span text:style-name="T24">niepowtarzające</text:span><text:span text:style-name="T16"> się wartości, możemy to wykorzystać do </text:span><text:span text:style-name="T24">odsiewania duplikatów</text:span><text:span text:style-name="T16"> w praktycznie dowolnym elemencie iteracyjnym - np. w tablicy:</text:span></text:p>
                <text:p text:style-name="P15"><text:span text:style-name="T25">const tab = [1, 1, 1, 2, 2, 2, 3, 3, 3, 4, 5, 5];</text:span></text:p>
                <text:p text:style-name="P15"><text:span text:style-name="T25"/></text:p>
                <text:p text:style-name="P15"><text:span text:style-name="T25">const set = new Set(tab);</text:span></text:p>
                <text:p text:style-name="P15"><text:span text:style-name="T25">console.log(set); //{1, 2, 3, 4, 5}</text:span></text:p>
                <text:p text:style-name="P15"><text:span text:style-name="T25"/></text:p>
                <text:p text:style-name="P15"><text:span text:style-name="T25">const uniqueTab = [...set];</text:span></text:p>
                <text:p text:style-name="P15"><text:span text:style-name="T25">console.log(uniqueTab); //[1, 2, 3, 4, 5]</text:span></text:p>
              </text:list-header>
            </text:list>
          </draw:text-box>
        </draw:frame>
        <draw:frame presentation:style-name="pr6" draw:text-style-name="P13" draw:layer="layout" svg:width="12.297cm" svg:height="9.134cm" svg:x="13.703cm" svg:y="3.685cm" presentation:class="outline" presentation:user-transformed="true">
          <draw:text-box>
            <text:list text:style-name="L2">
              <text:list-header>
                <text:p text:style-name="P13"><text:span text:style-name="T26">To samo tyczy się oczywiście dynamicznie tworzonych setów:</text:span></text:p>
                <text:p text:style-name="P13"><text:span text:style-name="T12"/></text:p>
                <text:p text:style-name="P13"><text:span text:style-name="T12">const set = new Set("kot");</text:span></text:p>
                <text:p text:style-name="P13"><text:span text:style-name="T12">console.log(set) //Set {"k", "o", "t"}</text:span></text:p>
                <text:p text:style-name="P13"><text:span text:style-name="T12">set.add("k");</text:span></text:p>
                <text:p text:style-name="P13"><text:span text:style-name="T12">set.add("o");</text:span></text:p>
                <text:p text:style-name="P13"><text:span text:style-name="T12">set.add("t");</text:span></text:p>
                <text:p text:style-name="P13"><text:span text:style-name="T12">set.add("y");</text:span></text:p>
                <text:p text:style-name="P13"><text:span text:style-name="T12">console.log(set); //Set {"k", "o", "t", "y"}</text:span></text:p>
              </text:list-header>
            </text:list>
          </draw:text-box>
        </draw:frame>
        <draw:frame presentation:style-name="pr8" draw:layer="layout" svg:width="9.5cm" svg:height="5cm" svg:x="2.5cm" svg:y="9.5cm" presentation:class="outline" presentation:user-transformed="true">
          <draw:text-box>
            <text:list text:style-name="L2">
              <text:list-header>
                <text:p><text:span text:style-name="T12">const tab = [</text:span></text:p>
                <text:p><text:span text:style-name="T12"><text:s text:c="4"/></text:span><text:span text:style-name="T12">"ala", "bala", "cala", "ala", "ala"</text:span></text:p>
                <text:p><text:span text:style-name="T12">]</text:span></text:p>
                <text:p><text:span text:style-name="T12">const tabUnique = [... new Set(...tab)];</text:span></text:p>
                <text:p><text:span text:style-name="T12">console.log(tabUnique); //["ala", "bala", "cala"]</text:span></text:p>
              </text:list-header>
            </text:list>
          </draw:text-box>
        </draw:frame>
        <draw:line draw:style-name="gr3" draw:text-style-name="P14" draw:layer="layout" svg:x1="3cm" svg:y1="9.5cm" svg:x2="12.5cm" svg:y2="9.5cm">
          <text:p/>
        </draw:line>
        <draw:line draw:style-name="gr3" draw:text-style-name="P14" draw:layer="layout" svg:x1="12.5cm" svg:y1="3.257cm" svg:x2="12.5cm" svg:y2="14.5cm">
          <text:p/>
        </draw:lin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draw:frame presentation:style-name="pr4" draw:text-style-name="P1" draw:layer="layout" svg:width="25.199cm" svg:height="2.63cm" svg:x="1.4cm" svg:y="0.627cm" presentation:class="title">
          <draw:text-box>
            <text:p text:style-name="P1">WeakMap() - ogóle spojrzenie</text:p>
          </draw:text-box>
        </draw:frame>
        <draw:frame presentation:style-name="pr5" draw:text-style-name="P19" draw:layer="layout" svg:width="16cm" svg:height="4.5cm" svg:x="2cm" svg:y="6cm" presentation:class="outline" presentation:user-transformed="true">
          <draw:text-box>
            <text:list text:style-name="L2">
              <text:list-header>
                <text:p text:style-name="P19"><text:span text:style-name="T27">WeakMap to odmiana </text:span><text:span text:style-name="T28">Mapy</text:span><text:span text:style-name="T27">, którą od Map rozróżniają trzy rzeczy:</text:span></text:p>
              </text:list-header>
              <text:list-item>
                <text:p text:style-name="P19"><text:span text:style-name="T27">Nie można po niej </text:span><text:span text:style-name="T28">iterować</text:span><text:span text:style-name="T27"> </text:span><text:span text:style-name="T27"><text:line-break/></text:span><text:span text:style-name="T29">(w przyszłości będzie można, bo już zapowiedziano odpowiednie zmiany)</text:span></text:p>
              </text:list-item>
              <text:list-item>
                <text:p text:style-name="P19"><text:span text:style-name="T27">Kluczami mogą być tylko </text:span><text:span text:style-name="T28">obiekty</text:span></text:p>
              </text:list-item>
              <text:list-item>
                <text:p text:style-name="P19"><text:span text:style-name="T27">Jej elementy są automatycznie </text:span><text:span text:style-name="T30">usuwane</text:span><text:span text:style-name="T27"> gdy do danego </text:span><text:span text:style-name="T27"><text:line-break/></text:span><text:span text:style-name="T27">obiektu (klucza) nie będzie referencji</text:span></text:p>
              </text:list-item>
            </text:list>
          </draw:text-box>
        </draw:frame>
        <draw:frame presentation:style-name="pr9" draw:text-style-name="P20" draw:layer="layout" svg:width="6.5cm" svg:height="9.134cm" svg:x="17.5cm" svg:y="4cm" presentation:class="outline" presentation:user-transformed="true">
          <draw:text-box>
            <text:list text:style-name="L2">
              <text:list-header>
                <text:p text:style-name="P20"><text:span text:style-name="T31">Aby stworzyć nową WeakMap, skorzystamy z instrukcji:</text:span></text:p>
                <text:p text:style-name="P21"><text:span text:style-name="T20">const ob1 = {};</text:span></text:p>
                <text:p text:style-name="P21"><text:span text:style-name="T20">const ob2 = {};</text:span></text:p>
                <text:p text:style-name="P21"><text:span text:style-name="T20">const ob3 = {};</text:span></text:p>
                <text:p text:style-name="P21"><text:span text:style-name="T20"/></text:p>
                <text:p text:style-name="P21"><text:span text:style-name="T20">const weak = new WeakMap();</text:span></text:p>
                <text:p text:style-name="P21"><text:span text:style-name="T20">weak.set(ob1, "lorem");</text:span></text:p>
                <text:p text:style-name="P21"><text:span text:style-name="T20">wm.set(ob2, {name : "Karol"});</text:span></text:p>
                <text:p text:style-name="P21"><text:span text:style-name="T20"/></text:p>
                <text:p text:style-name="P21"><text:span text:style-name="T20">weak.get(ob1); //"lorem"</text:span></text:p>
                <text:p text:style-name="P21"><text:span text:style-name="T20">weak.has(ob1); //true</text:span></text:p>
                <text:p text:style-name="P21"><text:span text:style-name="T20">weak.has(ob3); //false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5T18">
        <draw:frame presentation:style-name="pr4" draw:text-style-name="P1" draw:layer="layout" svg:width="25.199cm" svg:height="2.63cm" svg:x="1.4cm" svg:y="0.627cm" presentation:class="title">
          <draw:text-box>
            <text:p text:style-name="P1">WeakMap() - metody</text:p>
          </draw:text-box>
        </draw:frame>
        <draw:frame presentation:style-name="pr6" draw:text-style-name="P6" draw:layer="layout" svg:width="12.297cm" svg:height="4.356cm" svg:x="1.4cm" svg:y="3.685cm" presentation:class="outline">
          <draw:text-box>
            <text:list text:style-name="L2">
              <text:list-header>
                <text:p text:style-name="P5"><text:span text:style-name="T7">Każda „WeakMapa” daje nam kilka metod:</text:span></text:p>
              </text:list-header>
            </text:list>
            <text:list text:style-name="L3">
              <text:list-item>
                <text:list>
                  <text:list-item>
                    <text:p text:style-name="P1"><text:span text:style-name="T8">set(key, value) - </text:span><text:span text:style-name="T9">Ustawia nowy klucz z daną wartością</text:span></text:p>
                  </text:list-item>
                  <text:list-item>
                    <text:p text:style-name="P1"><text:span text:style-name="T8">get(key) - </text:span><text:span text:style-name="T9">Zwraca wartość danego klucza</text:span></text:p>
                  </text:list-item>
                  <text:list-item>
                    <text:p text:style-name="P1"><text:span text:style-name="T8">has(key) - </text:span><text:span text:style-name="T9">Sprawdza czy mapa ma dany klucz</text:span></text:p>
                  </text:list-item>
                  <text:list-item>
                    <text:p text:style-name="P1"><text:span text:style-name="T8">delete(key) - </text:span><text:span text:style-name="T9">Usuwa dany klucz i zwraca true/false jeżeli operacja się udała</text:span></text:p>
                  </text:list-item>
                </text:list>
              </text:list-item>
            </text:list>
          </draw:text-box>
        </draw:frame>
        <draw:frame presentation:style-name="pr8" draw:layer="layout" svg:width="11cm" svg:height="2.815cm" svg:x="14.5cm" svg:y="4.185cm" presentation:class="outline" presentation:user-transformed="true">
          <draw:text-box>
            <text:list text:style-name="L2">
              <text:list-header>
                <text:p>W odróżnieniu do Map elementy WeakMap są automatycznie <text:span text:style-name="T32">usuwane</text:span> jeżeli do danego obiektu/klucza nie będzie żadnych <text:span text:style-name="T6">referencji</text:span>.</text:p>
                <text:p/>
              </text:list-header>
            </text:list>
          </draw:text-box>
        </draw:frame>
        <draw:frame presentation:style-name="pr8" draw:text-style-name="P13" draw:layer="layout" svg:width="12.297cm" svg:height="4.356cm" svg:x="14.5cm" svg:y="8.5cm" presentation:class="outline" presentation:user-transformed="true">
          <draw:text-box>
            <text:list text:style-name="L2">
              <text:list-header>
                <text:p text:style-name="P13"><text:span text:style-name="T12">let ob = { name : "Karol" }</text:span></text:p>
                <text:p text:style-name="P13"><text:span text:style-name="T12">const map = new Map();</text:span></text:p>
                <text:p text:style-name="P13"><text:span text:style-name="T12">map.set("user", ob);</text:span></text:p>
                <text:p text:style-name="P13"><text:span text:style-name="T12"/></text:p>
                <text:p text:style-name="P13"><text:span text:style-name="T12">ob = null;</text:span></text:p>
                <text:p text:style-name="P13"><text:span text:style-name="T12">map.get("user"); //{name : "Karol"}</text:span></text:p>
              </text:list-header>
            </text:list>
          </draw:text-box>
        </draw:frame>
        <draw:frame presentation:style-name="pr8" draw:layer="layout" svg:width="11.5cm" svg:height="4cm" svg:x="1cm" svg:y="9cm" presentation:class="outline" presentation:user-transformed="true">
          <draw:text-box>
            <text:list text:style-name="L2">
              <text:list-header>
                <text:p>Jak widzisz, mimo, że zmienna ob została ustawiona na <text:span text:style-name="T6">null</text:span>, obiekt nie został usunięty z pamięci, ponieważ wciąż wskazuje na niego pierwszy indeks tablicy <text:span text:style-name="T6">tab[0]</text:span>:</text:p>
              </text:list-header>
            </text:list>
          </draw:text-box>
        </draw:frame>
        <draw:line draw:style-name="gr4" draw:text-style-name="P14" draw:layer="layout" svg:x1="13cm" svg:y1="10.5cm" svg:x2="14.5cm" svg:y2="10.5cm">
          <text:p/>
        </draw:lin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5T18">
        <draw:frame presentation:style-name="pr4" draw:text-style-name="P1" draw:layer="layout" svg:width="25.199cm" svg:height="2.63cm" svg:x="1.4cm" svg:y="0.627cm" presentation:class="title">
          <draw:text-box>
            <text:p text:style-name="P1">WeakMap() - Przydatność</text:p>
          </draw:text-box>
        </draw:frame>
        <draw:frame presentation:style-name="pr6" draw:text-style-name="P23" draw:layer="layout" svg:width="12.297cm" svg:height="4.356cm" svg:x="1.703cm" svg:y="3.5cm" presentation:class="outline" presentation:user-transformed="true">
          <draw:text-box>
            <text:list text:style-name="L2">
              <text:list-header>
                <text:p text:style-name="P22"><text:span text:style-name="T33">Gdzie to może się </text:span><text:span text:style-name="T34">przydać</text:span><text:span text:style-name="T33">? W zasadzie wszędzie, gdzie będziemy przeprowadzać dodatkowe </text:span><text:span text:style-name="T34">operacje na obiektach</text:span><text:span text:style-name="T33">, które potencjalnie mogą być zaraz </text:span><text:span text:style-name="T35">usunięte</text:span><text:span text:style-name="T33">. Wyobraźmy sobie dla </text:span><text:span text:style-name="T36">przykładu</text:span><text:span text:style-name="T33">, że w jednym ze skryptów mamy naście obiektów reprezentujących </text:span><text:span text:style-name="T34">pliki</text:span><text:span text:style-name="T33">.</text:span></text:p>
              </text:list-header>
            </text:list>
          </draw:text-box>
        </draw:frame>
        <draw:frame presentation:style-name="pr8" draw:text-style-name="P24" draw:layer="layout" svg:width="11cm" svg:height="2.815cm" svg:x="14.5cm" svg:y="3.685cm" presentation:class="outline" presentation:user-transformed="true">
          <draw:text-box>
            <text:list text:style-name="L2">
              <text:list-header>
                <text:p text:style-name="P24"><text:span text:style-name="T37">let file1 = { name: "file1", ext: "jpg" }</text:span></text:p>
                <text:p text:style-name="P24"><text:span text:style-name="T37">let file2 = { name: "file2", ext: "png" }</text:span></text:p>
                <text:p text:style-name="P24"><text:span text:style-name="T37">let file3 = { name: "file3", ext: "gif" }</text:span></text:p>
              </text:list-header>
            </text:list>
          </draw:text-box>
        </draw:frame>
        <draw:frame presentation:style-name="pr8" draw:text-style-name="P13" draw:layer="layout" svg:width="6cm" svg:height="7.25cm" svg:x="17cm" svg:y="7.5cm" presentation:class="outline" presentation:user-transformed="true">
          <draw:text-box>
            <text:list text:style-name="L2">
              <text:list-header>
                <text:p text:style-name="P13"><text:span text:style-name="T12">const readCount = new Map();</text:span></text:p>
                <text:p text:style-name="P13"><text:span text:style-name="T12"/></text:p>
                <text:p text:style-name="P13"><text:span text:style-name="T12">function readFile(file) {</text:span></text:p>
                <text:p text:style-name="P13"><text:span text:style-name="T12"><text:s text:c="4"/></text:span><text:span text:style-name="T12">if (readCount.has(file)) {</text:span></text:p>
                <text:p text:style-name="P13"><text:span text:style-name="T12"><text:s text:c="8"/></text:span><text:span text:style-name="T12">const count = readCount.get(file) + 1;</text:span></text:p>
                <text:p text:style-name="P13"><text:span text:style-name="T12"><text:s text:c="8"/></text:span><text:span text:style-name="T12">readCount.set(file, count);</text:span></text:p>
                <text:p text:style-name="P13"><text:span text:style-name="T12"><text:s text:c="4"/></text:span><text:span text:style-name="T12">} else {</text:span></text:p>
                <text:p text:style-name="P13"><text:span text:style-name="T12"><text:s text:c="8"/></text:span><text:span text:style-name="T12">readCount.set(file, 1);</text:span></text:p>
                <text:p text:style-name="P13"><text:span text:style-name="T12"><text:s text:c="4"/></text:span><text:span text:style-name="T12">}</text:span></text:p>
                <text:p text:style-name="P13"><text:span text:style-name="T12">}</text:span></text:p>
                <text:p text:style-name="P13"><text:span text:style-name="T12"/></text:p>
                <text:p text:style-name="P13"><text:span text:style-name="T12">readFile(file1);</text:span></text:p>
                <text:p text:style-name="P13"><text:span text:style-name="T12">readFile(file1);</text:span></text:p>
                <text:p text:style-name="P13"><text:span text:style-name="T12">readFile(file1);</text:span></text:p>
                <text:p text:style-name="P13"><text:span text:style-name="T12">readFile(file2);</text:span></text:p>
                <text:p text:style-name="P13"><text:span text:style-name="T12">readFile(file3);</text:span></text:p>
              </text:list-header>
            </text:list>
          </draw:text-box>
        </draw:frame>
        <draw:frame presentation:style-name="pr8" draw:layer="layout" svg:width="11.5cm" svg:height="4cm" svg:x="2cm" svg:y="9cm" presentation:class="outline" presentation:user-transformed="true">
          <draw:text-box>
            <text:list text:style-name="L2">
              <text:list-header>
                <text:p>Chcielibyśmy teraz napisać <text:span text:style-name="T6">funkcję</text:span>, która będzie do zmiennej <text:span text:style-name="T38">readCount</text:span> zbierać informacje o liczbie <text:span text:style-name="T6">przeczytań</text:span> danego pliku:</text:p>
              </text:list-header>
            </text:list>
          </draw:text-box>
        </draw:frame>
        <draw:line draw:style-name="gr4" draw:text-style-name="P14" draw:layer="layout" svg:x1="13cm" svg:y1="10.5cm" svg:x2="16.5cm" svg:y2="10.5cm">
          <text:p/>
        </draw:line>
        <draw:frame draw:style-name="gr5" draw:text-style-name="P26" draw:layer="layout" svg:width="7.733cm" svg:height="3.095cm" svg:x="20cm" svg:y="11.655cm">
          <draw:text-box>
            <text:p text:style-name="P25"><text:span text:style-name="T37">console.log(readCount); </text:span><text:span text:style-name="T37"><text:line-break/></text:span><text:span text:style-name="T37">//{{...file1...} =&gt; 3, {...file2...} =&gt; 1, </text:span><text:span text:style-name="T37"><text:line-break/></text:span><text:span text:style-name="T37">{...file3...} =&gt; 1}</text:span></text:p>
          </draw:text-box>
        </draw:frame>
        <draw:line draw:style-name="gr3" draw:text-style-name="P14" draw:layer="layout" svg:x1="20cm" svg:y1="14.75cm" svg:x2="20cm" svg:y2="11.5cm">
          <text:p/>
        </draw:line>
        <draw:line draw:style-name="gr3" draw:text-style-name="P14" draw:layer="layout" svg:x1="27cm" svg:y1="11.5cm" svg:x2="20cm" svg:y2="11.5cm">
          <text:p/>
        </draw:lin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">
        <draw:frame presentation:style-name="pr4" draw:text-style-name="P1" draw:layer="layout" svg:width="25.199cm" svg:height="2.63cm" svg:x="1.4cm" svg:y="0.627cm" presentation:class="title">
          <draw:text-box>
            <text:p text:style-name="P1">WeakSet() - ogóle spojrzenie</text:p>
          </draw:text-box>
        </draw:frame>
        <draw:frame presentation:style-name="pr5" draw:text-style-name="P28" draw:layer="layout" svg:width="19.5cm" svg:height="4.5cm" svg:x="4cm" svg:y="4cm" presentation:class="outline" presentation:user-transformed="true">
          <draw:text-box>
            <text:list text:style-name="L2">
              <text:list-header>
                <text:p text:style-name="P27"><text:span text:style-name="T39">Podobnie jak dla Map istnieją </text:span><text:span text:style-name="T40">WeakMap</text:span><text:span text:style-name="T39">, tak dla Setów istnieją </text:span><text:span text:style-name="T40">WeakSet</text:span><text:span text:style-name="T39">. Są to kolekcje składające się z </text:span><text:span text:style-name="T40">unikalnych</text:span><text:span text:style-name="T39"> obiektów. Podobnie do WeakMap obiekty takie będą automatycznie </text:span><text:span text:style-name="T41">usuwane</text:span><text:span text:style-name="T39"> z WeakSet, jeżeli do danego obiektu zostaną </text:span><text:span text:style-name="T41">usunięte</text:span><text:span text:style-name="T39"> wszystkie </text:span><text:span text:style-name="T40">referencje</text:span><text:span text:style-name="T39">.</text:span></text:p>
              </text:list-header>
            </text:list>
          </draw:text-box>
        </draw:frame>
        <draw:frame presentation:style-name="pr10" draw:text-style-name="P29" draw:layer="layout" svg:width="8.5cm" svg:height="10.5cm" svg:x="10cm" svg:y="7cm" presentation:class="outline" presentation:user-transformed="true">
          <draw:text-box>
            <text:list text:style-name="L2">
              <text:list-header>
                <text:p text:style-name="P29"><text:span text:style-name="T42">const set = new WeakSet();</text:span></text:p>
                <text:p text:style-name="P29"><text:span text:style-name="T42">const a = {};</text:span></text:p>
                <text:p text:style-name="P29"><text:span text:style-name="T42">const b = {};</text:span></text:p>
                <text:p text:style-name="P29"><text:span text:style-name="T42"/></text:p>
                <text:p text:style-name="P29"><text:span text:style-name="T42">set.add(a);</text:span></text:p>
                <text:p text:style-name="P29"><text:span text:style-name="T42">set.add(b);</text:span></text:p>
                <text:p text:style-name="P29"><text:span text:style-name="T42">set.add(b);</text:span></text:p>
                <text:p text:style-name="P29"><text:span text:style-name="T42">console.log(set); //{a, b}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eakSet() - metody</text:p>
          </draw:text-box>
        </draw:frame>
        <draw:frame presentation:style-name="pr6" draw:text-style-name="P30" draw:layer="layout" svg:width="12.297cm" svg:height="4.815cm" svg:x="2cm" svg:y="6cm" presentation:class="outline" presentation:user-transformed="true">
          <draw:text-box>
            <text:list text:style-name="L2">
              <text:list-header>
                <text:p text:style-name="P30"><text:span text:style-name="T43">Każdy „WeakSet” udostępnia nam metody:</text:span></text:p>
              </text:list-header>
            </text:list>
            <text:list text:style-name="L3">
              <text:list-item>
                <text:list>
                  <text:list-item>
                    <text:p text:style-name="P31"><text:span text:style-name="T44">add(ob) - </text:span><text:span text:style-name="T45">Dodaje dany obiekt do kolekcji</text:span></text:p>
                  </text:list-item>
                  <text:list-item>
                    <text:p text:style-name="P31"><text:span text:style-name="T44">delete(ob) - </text:span><text:span text:style-name="T45">Usuwa dany obiekt z kolekcji</text:span></text:p>
                  </text:list-item>
                  <text:list-item>
                    <text:p text:style-name="P31"><text:span text:style-name="T44">has(ob) - </text:span><text:span text:style-name="T45">Zwraca true/false w zależności, czy dana kolekcja zawiera dany obiekt</text:span></text:p>
                  </text:list-item>
                </text:list>
              </text:list-item>
            </text:list>
          </draw:text-box>
        </draw:frame>
        <draw:frame presentation:style-name="pr8" draw:text-style-name="P32" draw:layer="layout" svg:width="12.297cm" svg:height="9.134cm" svg:x="14cm" svg:y="4.366cm" presentation:class="outline" presentation:user-transformed="true">
          <draw:text-box>
            <text:list text:style-name="L2">
              <text:list-header>
                <text:p text:style-name="P11">WeakSet idealnie nadaje się do <text:span text:style-name="T6">zbierania</text:span> w jeden zbiór obiektów, które <text:span text:style-name="T6">potencjalnie</text:span> w <text:span text:style-name="T46">dalszej</text:span> części skryptu mogą zostać <text:span text:style-name="T32">usunięte</text:span>, a więc nie powinny być trzymane w naszej <text:span text:style-name="T6">"liście"</text:span>: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7">let user1 = {}</text:span></text:p>
                                    <text:p><text:span text:style-name="T37">let user2 = {}</text:span></text:p>
                                    <text:p><text:span text:style-name="T37">let user3 = {}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7">const userList = new WeakSet();</text:span></text:p>
                                    <text:p><text:span text:style-name="T37">userList.add(user1);</text:span></text:p>
                                    <text:p><text:span text:style-name="T37">userList.add(user2);</text:span></text:p>
                                    <text:p><text:span text:style-name="T37">userList.add(user3);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7">user1 = null;</text:span></text:p>
                                    <text:p><text:span text:style-name="T37">userList.has(user1); //false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1T0">
        <draw:frame presentation:style-name="pr1" draw:text-style-name="P34" draw:layer="layout" svg:width="25.199cm" svg:height="3.6cm" svg:x="1.4cm" svg:y="3.9cm" presentation:class="title" presentation:user-transformed="true">
          <draw:text-box>
            <text:p text:style-name="P33"><text:span text:style-name="T47">Wiedza czerpana z</text:span></text:p>
          </draw:text-box>
        </draw:frame>
        <draw:frame presentation:style-name="pr2" draw:text-style-name="P35" draw:layer="layout" svg:width="25.199cm" svg:height="7.65cm" svg:x="1.4cm" svg:y="4.85cm" presentation:class="subtitle" presentation:user-transformed="true">
          <draw:text-box>
            <text:p><text:a xlink:href="https://kursjs.pl/" xlink:type="simple">Kursjs.pl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marker draw:name="Groty_20_strzałek_20_1" draw:display-name="Groty strzałek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4T02:37:14.095000000</meta:creation-date>
    <meta:editing-duration>PT10M2S</meta:editing-duration>
    <meta:editing-cycles>4</meta:editing-cycles>
    <meta:generator>LibreOffice/7.0.1.2$Windows_X86_64 LibreOffice_project/7cbcfc562f6eb6708b5ff7d7397325de9e764452</meta:generator>
    <dc:title>Blueprint Plans</dc:title>
    <dc:date>2021-05-14T05:46:58.415000000</dc:date>
    <meta:document-statistic meta:object-count="141"/>
  </office:meta>
</office:document-meta>
</file>